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solid" style:text-position="0% 100%" style:font-name="Times New Roman" style:text-underline-style="none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text-underline-style="solid" style:text-underline-width="auto" style:text-underline-color="font-color"/>
    </style:style>
    <style:style style:name="T8" style:family="text">
      <style:text-properties style:text-line-through-style="none" style:text-underline-style="none"/>
    </style:style>
    <style:style style:name="T9" style:family="text">
      <style:text-properties style:text-line-through-style="none" style:font-name="Times New Roman1" style:text-underline-style="none"/>
    </style:style>
    <style:style style:name="T10" style:family="text">
      <style:text-properties style:text-line-through-style="none" style:font-name="Times New Roman" style:text-underline-style="none"/>
    </style:style>
    <style:style style:name="T11" style:family="text">
      <style:text-properties style:text-line-through-style="none" style:text-position="super 58%" style:font-name="Times New Roman" style:text-underline-style="none"/>
    </style:style>
    <style:style style:name="T12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8</text:p>
      <text:p text:style-name="P2">Month<text:tab/><text:tab/><text:tab/><text:tab/><text:tab/><text:tab/></text:p>
      <text:p text:style-name="P2">Year<text:tab/><text:tab/><text:tab/><text:tab/><text:tab/><text:tab/>188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ish Theological Seminary of America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/>
      <text:p text:style-name="P7">On the Sabbath &amp; on the Seminary (/)88/</text:p>
      <text:p text:style-name="P6"/>
      <text:p text:style-name="P6">[Page 1]</text:p>
      <text:p text:style-name="P6">Brethren. <text:s/>As, very probably, with the advan-/-cing of the summer, <text:span text:style-name="T2">season,</text:span><text:span text:style-name="T6"> I shall suspend/ sermons, simply addressing lads when they become/ Bar Mitzvah, and generally confining my services to the/ recital of the accepted ritual, I will not close my/ </text:span><text:span text:style-name="T2">English discoursing</text:span><text:span text:style-name="T6"> English preaching </text:span><text:span text:style-name="T2">in English</text:span><text:span text:style-name="T6"> for the season, without referring again to a/ subject which has been uppermost in my mind,/ during the past six months. <text:s/>It is/ lamentably true that the Sabbath has lost the sweet/ fragrance which it formerly imparted to our homes./ <text:s/>I recognize the tyranny of circumstances, which/ pitilessly delivers it to </text:span><text:span text:style-name="T2">general</text:span><text:span text:style-name="T6"> desecration, and/ I cannot think of that and not feel a sense/ of personal grief and self abasement, </text:span><text:span text:style-name="T2">conjointly with</text:span><text:span text:style-name="T6"> added to/ communal shame. <text:s/>But the idea of legalizing/ the profanation of the day, and investing with/ its God-given sanctity that which represents a belief,/ subversive of Monotheism, is a cause of terror to/ my heart. <text:s/>Are we not all alive to the/ fact that a custom, having once struck deep root,/ will supplant each a clearly defined law?/</text:span></text:p>
      <text:p text:style-name="P6"><text:span text:style-name="T6"/></text:p>
      <text:p text:style-name="P6"><text:span text:style-name="T6">[Page 2]</text:span></text:p>
      <text:p text:style-name="P6"><text:span text:style-name="T6">No one who reflects will need illustrations to/ be shown how actions which, at one stage of his/ life, he would have considered incompatible with/ the ordinances of Holy Writ, were made permissible/ </text:span><text:span text:style-name="T2">to his mind</text:span><text:span text:style-name="T6"> in his ordinary ways only through the force of a prevalent/ custom. <text:s/>Suppose now that for ten/ </text:span><text:soft-page-break/><text:span text:style-name="T6">consecutive years Sunday services remain the set-/-tled usage among American Israelites, depend upon/ it, our children will have grown, through a long/ habit, to </text:span><text:span text:style-name="T2">look on consider</text:span><text:span text:style-name="T6"> regard the first day of the week as having/ set aside the holiness of the seventh, just as other te-/-nets, emanating from a Biblical source, </text:span><text:span text:style-name="T2">were</text:span><text:span text:style-name="T6"> were overridden from being al-/-lowed to go into desuatude[sic!]. <text:s/>The consequence/ is very clear to my understanding. <text:s/>I look on the obser-/-vance of Sunday, by a special worship, as the/ closest approximation to trinitarianism--what ever may/ be said to the contrary--for pure Unitarians are an/ insignificant minority in Christendom, and that/ </text:span><text:span text:style-name="T7">rapprochement</text:span><text:span text:style-name="T8"> will bring in its train mixed services,/ the downfall of the synagogue; mixed marriages,/ the death </text:span><text:span text:style-name="T3">blow</text:span><text:span text:style-name="T8"> knell of Mosaism. <text:s/>Let those who are/ prepared for such an issue, advocate the </text:span><text:span text:style-name="T3">novel</text:span><text:span text:style-name="T8"> abominable scheme./</text:span></text:p>
      <text:p text:style-name="P6"><text:span text:style-name="T8"/></text:p>
      <text:p text:style-name="P6"><text:span text:style-name="T8">[Page 3]</text:span></text:p>
      <text:p text:style-name="P6"><text:span text:style-name="T8">But I hear many say: "This man prophesies/ to us only evil. <text:s/>He ought to know that a </text:span><text:span text:style-name="T3">remn-</text:span><text:span text:style-name="T8"> residue/ </text:span><text:span text:style-name="T3">-ant</text:span><text:span text:style-name="T8"> of the faithful will always be found, for we have/ a Divine promise, declaring our eternity as a distinct/ people on earth" [Hebrew] Yes; but if our ancestors had/ folded their arms and adopted a "go as you please"/ policy--excuse the vulgar phrase--the heavenly assur-/-ance would have </text:span><text:span text:style-name="T3">gone</text:span><text:span text:style-name="T8"> remained unfulfilled. <text:s/>History testifies/ to the truth, that by the spirit which </text:span><text:span text:style-name="T3">is</text:span><text:span text:style-name="T8"> the almighty [?] into/ man, and which stirred up heroes in the defense/ of our belief, Judaism was saved. <text:s/>Imagine, for/ example, that a Johanan Ben Zaccha</text:span><text:span text:style-name="T9">ï</text:span><text:span text:style-name="T10"> had not arisen/ to breast the swelling tide which threatened to/ carry before it all our sacred learning, would not/ the Torah have perished? <text:s/>Or, to cite an instance of/ later times: imagine that Isaac Abarbanel had/ been unwilling to sacrifice wealth, &amp; civic and politi-/-cal honors, and talk up the pilgrim's staff and/ roam abroad in search of a </text:span><text:span text:style-name="T4">land</text:span><text:span text:style-name="T10"> home of refuge and share/ suffering with hundreds of thousand of his brother exiles;/ imagine, I say, that he had urged by his own </text:span><text:span text:style-name="T4">example</text:span><text:span text:style-name="T10"> submissiveness/</text:span></text:p>
      <text:p text:style-name="P6"><text:span text:style-name="T10"/></text:p>
      <text:p text:style-name="P6"><text:span text:style-name="T10">[Page 4]</text:span></text:p>
      <text:p text:style-name="P6"><text:span text:style-name="T10">a voluntary yeilding to the demands of the inqui-/-sition, the accepting of trinitarianism, would not/ the sephardic branch of our race have become </text:span><text:span text:style-name="T4">largely</text:span><text:span text:style-name="T10"> in a great measure/ lost! <text:s/>Folly it is to hold that without our/ personal efforts, Judaism will have permanence/ among American Israelites, in the face of a widespread/ defection, and the combined forces of the would be li-/-beral aiming at its overthrow. <text:s/>If we are/ in earnest, we must work for its preservation./</text:span></text:p>
      <text:p text:style-name="P6"><text:span text:style-name="T10">Pardon a sentiment which may savor of selfishness,/ but I am impelled by circumstances to give it ex-/-pression. <text:s/>In order to counteract the effects of teachings/ that have produced destroyers--men whose object/ clearly is to modernize our ancient code by having/ it tucked on the skirts of genitlism--I threw/ myself with all the ardor of my soul into the/ project of establishing a Rabbinical School/ in New York. <text:s/>Its founders accepted the pe-/-cuniary assistance of all Hebrews, who, knowing the ten-/-dency of the Jewish Theological Seminary, gave/ it support, notwithstanding their individual or congre-/-gational departure from strict conservatism./</text:span></text:p>
      <text:p text:style-name="P6"><text:span text:style-name="T10"/></text:p>
      <text:p text:style-name="P6"><text:span text:style-name="T10">[Page 5]</text:span></text:p>
      <text:p text:style-name="P6"><text:span text:style-name="T10">I never promised a sure realization of/ all my aspirations. <text:s/>The future is open only to/ God, but as far as it lies in my power, I have/ provided for the raising of disciples sworn to keep/ holy what Moses and the prophets called holy,/ by the choice of confessedly reliable instructors, acting under/ my supervision. <text:s/>The pulpits which those disci-/-ples shall ascend, the desks from which they/ will read the Law, or at which they shall sit/ to communicate religious knowledge, will not be polluted/ by new fangled doctrines concocted to convict the/ Sabbath of bastardy. <text:s/>They will be able to con-/-trovert the absurd theory </text:span><text:span text:style-name="T4">of</text:span><text:span text:style-name="T10"> that a moon worship </text:span><text:span text:style-name="T4">having</text:span><text:span text:style-name="T10">/ given birth to our Sabbath--</text:span><text:span text:style-name="T4">which is in itself</text:span><text:span text:style-name="T10"> a theory based on an/ astronomical miscalculation, for the changes in the lunar phases do/ not occur each seventh day, since the moon </text:span><text:span text:style-name="T4">returns every</text:span><text:span text:style-name="T10"> performs its revolution round the earth in/ twenty nine days and a half and about forty five/ minutes and not in twenty eight days. <text:s/>The disciples of the Jewish </text:span><text:soft-page-break/><text:span text:style-name="T10">Theological/ Seminary will </text:span><text:span text:style-name="T4">show</text:span><text:span text:style-name="T10"> prove the fallacy of arguments by/ which our Sabbath is fathered now on the Acadians,/ anon on the Egyptians, again on the Assyrians/ or the Chaldeans, nations whose documents, </text:span><text:span text:style-name="T4">if found any of an [?] date</text:span><text:span text:style-name="T10"> when found may show a division of weeks, but not the celebration of a Sabbath. <text:s/>In a word, our disciples, will,/</text:span></text:p>
      <text:p text:style-name="P6"><text:span text:style-name="T10"/></text:p>
      <text:p text:style-name="P6"><text:span text:style-name="T10">[Page 6]</text:span></text:p>
      <text:p text:style-name="P6"><text:span text:style-name="T10">I fervently hope, redeem the </text:span><text:span text:style-name="T4">name of the glorious</text:span><text:span text:style-name="T10"> immortal son/ of Amram from the </text:span><text:span text:style-name="T4">aspersions</text:span><text:span text:style-name="T10"> foul accusation of deception cast upon </text:span><text:span text:style-name="T4">it</text:span><text:span text:style-name="T10"> him by/ faithless preachers. <text:s/>Yet, who would credit/ it? <text:s/>On the plea that persons with whom I take/ counsel, regarding the scholastic </text:span><text:span text:style-name="T4">government</text:span><text:span text:style-name="T10"> arrangement of the/ Seminary, are not precisely of my religious mode/ of thinking, a wofully[sic!] mistaken orthodoxy, wages/ war against me. <text:s/>It strives to </text:span><text:span text:style-name="T4">wound</text:span><text:span text:style-name="T10"> cut me to/ the quick, by </text:span><text:span text:style-name="T4">drawing away from me all</text:span><text:span text:style-name="T10"> turning into foes Israelites that lent me help./ <text:s/>It seeks to root out my good planting, regardless/ of the </text:span><text:span text:style-name="T4">ruin that must follow, in</text:span><text:span text:style-name="T10"> poisonous seed that will be imbedded there, by leaving the/ whole field, </text:span><text:span text:style-name="T4">clear of opposition,</text:span><text:span text:style-name="T10"> to unscrupulous "reform."/ <text:s/>It must certainly see how the strength of the faith is wa-/-ning away; how mangled are her limbs, how implo-/-ringly she asks of those who love her to hasten to the/ deliverance; but no, let all go to wreck and ruin rather/ than favor what is not </text:span><text:span text:style-name="T4">ruled over</text:span><text:span text:style-name="T10"> governed absolutely by men of the most rigorous orthodoxy. <text:s/></text:span><text:span text:style-name="T4">does</text:span><text:span text:style-name="T10">/ </text:span><text:span text:style-name="T4">not rule over absolutely</text:span><text:span text:style-name="T10"> <text:s/>But the institution/ to which I have given existence will live, despite/ wicked hostility on one side, and a senseless,/ and not less sinful antagonism, on the other./</text:span></text:p>
      <text:p text:style-name="P6"><text:span text:style-name="T10"/></text:p>
      <text:p text:style-name="P6"><text:span text:style-name="T10">[Page 7]</text:span></text:p>
      <text:p text:style-name="P6"><text:span text:style-name="T10">Nothing can cause its death, except the/ withdrawing of the sustenance afforded to it by </text:span><text:span text:style-name="T4">my</text:span><text:span text:style-name="T10"> brethren/ </text:span><text:span text:style-name="T4">brothers and sisters</text:span><text:span text:style-name="T10"> who have responded to my appeals./ <text:s/>They inspirited me with their encouragement, because they/ felt convinced of my eagerness to prop what is/ declining. <text:s/></text:span><text:span text:style-name="T4">to lend</text:span><text:span text:style-name="T10"> They trusted me, when I said that to impart fresh vigor to the seminary, to enlarge/ its </text:span><text:span text:style-name="T4">scope</text:span><text:span text:style-name="T10"> sphere, is, under God, to supply Judaism in Ameri-/-ca with Readers</text:span><text:span text:style-name="T11">2</text:span><text:span text:style-name="T12">, and Teachers</text:span><text:span text:style-name="T11">3</text:span><text:span text:style-name="T12"> and Preachers</text:span><text:span text:style-name="T11">1</text:span><text:span text:style-name="T12"> kindled with/ zeal for the Torah, and endowed with the capacity/ to uplift it to glory. <text:s/>And that </text:span><text:span text:style-name="T5">alone is</text:span><text:span text:style-name="T12"> is my aim and scope; my sole am-/-btion. <text:s/>What other object can I have in view at/ my age, with </text:span><text:span text:style-name="T5">little</text:span><text:span text:style-name="T12"> simple habits that have grown on me as/ a second nature, and with a decided preference for Phila-/-delphia, and her people than to devote my remaining ener-/-gies,--as far as I can by a frequent inspection--to the development of an organization in the ser-/-vice of the written and oral Law? <text:s/>I felt happy/ therefore in obtaining a gift for the </text:span><text:span text:style-name="T5">promotion</text:span><text:span text:style-name="T12"> furtherance of my/ object </text:span><text:span text:style-name="T5">from</text:span><text:span text:style-name="T12"> at the hands of a pious </text:span><text:span text:style-name="T5">coreligionist</text:span><text:span text:style-name="T12"> congregant of mine; a bequest from another,/ </text:span><text:span text:style-name="T5">who has departed me</text:span><text:span text:style-name="T12">, and glad I am to have succeeded in/ founding a branch of the association in our city./ <text:s/>The number of its members is yet small, but I/ look forward to the circulation of a forthcoming/</text:span></text:p>
      <text:p text:style-name="P6"><text:span text:style-name="T12"/></text:p>
      <text:p text:style-name="P6"><text:span text:style-name="T12">[Page 8]</text:span></text:p>
      <text:p text:style-name="P6"><text:span text:style-name="T12">report of our two years' working in New York,/ for its increase. <text:s/>That document may recall the Semi-/-nary and its needs to the memory of my fellow/ believers, better than my speech to day could </text:span><text:span text:style-name="T5">do</text:span><text:span text:style-name="T12"> have </text:span><text:span text:style-name="T5">done</text:span><text:span text:style-name="T12"> have[sic!] recalled. <text:s/>For/ we all stand in want of tangible objects as reminders of the performance/ of duty. <text:s/>so we are forcibly told in the concluding/ sentences of our section from the Pentateuch. <text:s/>It is note-/-worthy that in bidding </text:span><text:span text:style-name="T5">us to wear</text:span><text:span text:style-name="T12"> Hebrew men to array themselves </text:span><text:span text:style-name="T5">with</text:span><text:span text:style-name="T12"> in a four-fringed gar-/-ment, the Divine legislator says: "You will look upon it/ and remember all the commandments of the Lord." <text:s/>and again:/ "In order that you may remember and do all my/ commandments and be holy to your God." <text:s/></text:span><text:span text:style-name="T5">That is</text:span><text:span text:style-name="T12">/ </text:span><text:span text:style-name="T5">the secret of the</text:span><text:span text:style-name="T12"> Eternal aids </text:span><text:span text:style-name="T5">of</text:span><text:span text:style-name="T12"> are then essential to religion. <text:s/></text:span><text:span text:style-name="T5">They must</text:span><text:span text:style-name="T12"> Whatever be their/ character, so long as they keep alive the memorial of the mission entrusted to us/ from on high they are sacred; </text:span><text:span text:style-name="T5">They indeed</text:span><text:span text:style-name="T12"> and those Israelites appreciate </text:span><text:span text:style-name="T5">it welld</text:span><text:span text:style-name="T12"> that mission best, who,/ in accordance with their means, promote undertakings/ that tend to eternize Judaism and glorify the/ God of Sinai. <text:s/>May I always count among/ such </text:span><text:span text:style-name="T5">all my congregants</text:span><text:span text:style-name="T12"> brothers &amp; sisters in faith to whom I </text:span><text:soft-page-break/><text:span text:style-name="T5">have</text:span><text:span text:style-name="T12"> minister</text:span><text:span text:style-name="T5">ed</text:span><text:span text:style-name="T12"> and point to them/ with the satisfaction of having labored in their midst </text:span><text:span text:style-name="T5">among them</text:span><text:span text:style-name="T12"> to a holy/ purpose. <text:s/></text:span><text:span text:style-name="T5">So may it be.</text:span><text:span text:style-name="T12"> <text:s/>May the Lord grant it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4T14:16:24.72</meta:creation-date>
    <meta:document-statistic meta:table-count="0" meta:image-count="0" meta:object-count="0" meta:page-count="5" meta:paragraph-count="79" meta:word-count="1871" meta:character-count="11337"/>
    <dc:date>2012-08-14T15:27:06.22</dc:date>
    <dc:creator>Penn Libraries</dc:creator>
    <meta:editing-duration>PT00H07M10S</meta:editing-duration>
    <meta:editing-cycles>1</meta:editing-cycles>
    <meta:generator>OpenOffice.org/3.2$Win32 OpenOffice.org_project/320m12$Build-9483</meta:generator>
  </office:meta>
</office:document-meta>
</file>